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start" style:justify-single-word="false"/>
      <style:text-properties style:font-name="Arial1" fo:font-size="13pt" officeooo:rsid="00134c77" officeooo:paragraph-rsid="00134c77" style:font-size-asian="13pt" style:font-size-complex="13pt"/>
    </style:style>
    <style:style style:name="P2" style:family="paragraph" style:parent-style-name="Heading_20_2">
      <style:text-properties style:font-name="Arial1"/>
    </style:style>
    <style:style style:name="P3" style:family="paragraph" style:parent-style-name="Heading_20_2">
      <style:text-properties officeooo:paragraph-rsid="00134c77"/>
    </style:style>
    <style:style style:name="P4" style:family="paragraph" style:parent-style-name="Heading_20_3">
      <style:text-properties style:font-name="Arial1"/>
    </style:style>
    <style:style style:name="P5" style:family="paragraph" style:parent-style-name="Preformatted_20_Text">
      <style:paragraph-properties fo:margin-top="0cm" fo:margin-bottom="0.499cm" style:contextual-spacing="false"/>
    </style:style>
    <style:style style:name="P6" style:family="paragraph" style:parent-style-name="Standard">
      <style:paragraph-properties fo:text-align="start" style:justify-single-word="false"/>
      <style:text-properties officeooo:rsid="0011a9f2" officeooo:paragraph-rsid="0011a9f2"/>
    </style:style>
    <style:style style:name="P7" style:family="paragraph" style:parent-style-name="Standard">
      <style:paragraph-properties fo:text-align="start" style:justify-single-word="false"/>
      <style:text-properties officeooo:rsid="0011b1f6" officeooo:paragraph-rsid="0011b1f6"/>
    </style:style>
    <style:style style:name="P8" style:family="paragraph" style:parent-style-name="Standard">
      <style:paragraph-properties fo:text-align="start" style:justify-single-word="false"/>
      <style:text-properties style:font-name="Arial1" fo:font-size="13pt" officeooo:rsid="0011b1f6" officeooo:paragraph-rsid="0011b1f6" style:font-size-asian="13pt" style:font-size-complex="13pt"/>
    </style:style>
    <style:style style:name="P9" style:family="paragraph" style:parent-style-name="Standard">
      <style:paragraph-properties fo:text-align="start" style:justify-single-word="false"/>
      <style:text-properties style:font-name="Arial1" fo:font-size="13pt" officeooo:rsid="00134c77" officeooo:paragraph-rsid="00134c77" style:font-size-asian="13pt" style:font-size-complex="13pt"/>
    </style:style>
    <style:style style:name="P10" style:family="paragraph" style:parent-style-name="Standard">
      <style:paragraph-properties fo:text-align="center" style:justify-single-word="false"/>
      <style:text-properties style:font-name="Arial1" fo:font-size="15pt" fo:font-weight="bold" officeooo:rsid="0011b1f6" officeooo:paragraph-rsid="0011b1f6" style:font-size-asian="15pt" style:font-weight-asian="bold" style:font-size-complex="15pt" style:font-weight-complex="bold"/>
    </style:style>
    <style:style style:name="P11" style:family="paragraph" style:parent-style-name="Standard">
      <style:paragraph-properties fo:text-align="center" style:justify-single-word="false"/>
      <style:text-properties style:font-name="Arial1" fo:font-size="20pt" fo:font-weight="bold" officeooo:rsid="0011a9f2" officeooo:paragraph-rsid="0011a9f2" style:font-size-asian="20pt" style:font-weight-asian="bold" style:font-size-complex="20pt" style:font-weight-complex="bold"/>
    </style:style>
    <style:style style:name="P12" style:family="paragraph" style:parent-style-name="Standard">
      <style:paragraph-properties fo:text-align="start" style:justify-single-word="false"/>
      <style:text-properties fo:font-size="12pt" officeooo:rsid="0011b1f6" officeooo:paragraph-rsid="0011b1f6" style:font-size-asian="12pt" style:font-size-complex="12pt"/>
    </style:style>
    <style:style style:name="P13" style:family="paragraph" style:parent-style-name="Text_20_body" style:list-style-name="L1"/>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style style:name="P20" style:family="paragraph" style:parent-style-name="Text_20_body" style:list-style-name="L4">
      <style:paragraph-properties fo:margin-top="0cm" fo:margin-bottom="0cm" style:contextual-spacing="false"/>
    </style:style>
    <style:style style:name="P21" style:family="paragraph" style:parent-style-name="Text_20_body" style:list-style-name="L5"/>
    <style:style style:name="P22" style:family="paragraph" style:parent-style-name="Text_20_body" style:list-style-name="L5">
      <style:paragraph-properties fo:margin-top="0cm" fo:margin-bottom="0cm" style:contextual-spacing="false"/>
    </style:style>
    <style:style style:name="P23" style:family="paragraph" style:parent-style-name="Text_20_body" style:list-style-name="L6"/>
    <style:style style:name="P24" style:family="paragraph" style:parent-style-name="Text_20_body" style:list-style-name="L6">
      <style:paragraph-properties fo:margin-top="0cm" fo:margin-bottom="0cm" style:contextual-spacing="false"/>
    </style:style>
    <style:style style:name="P25" style:family="paragraph" style:parent-style-name="Text_20_body" style:list-style-name="L7"/>
    <style:style style:name="P26" style:family="paragraph" style:parent-style-name="Text_20_body" style:list-style-name="L7">
      <style:paragraph-properties fo:margin-top="0cm" fo:margin-bottom="0cm" style:contextual-spacing="false"/>
    </style:style>
    <style:style style:name="P27" style:family="paragraph" style:parent-style-name="Text_20_body" style:list-style-name="L8"/>
    <style:style style:name="P28" style:family="paragraph" style:parent-style-name="Text_20_body" style:list-style-name="L8">
      <style:paragraph-properties fo:margin-top="0cm" fo:margin-bottom="0cm" style:contextual-spacing="false"/>
    </style:style>
    <style:style style:name="P29" style:family="paragraph" style:parent-style-name="Text_20_body">
      <style:text-properties style:font-name="Arial1"/>
    </style:style>
    <style:style style:name="T1" style:family="text">
      <style:text-properties style:font-name="Arial1"/>
    </style:style>
    <style:style style:name="T2" style:family="text">
      <style:text-properties officeooo:rsid="00134c7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apport De Projet</text:p>
      <text:p text:style-name="P6"/>
      <text:p text:style-name="P7"><text:s/></text:p>
      <text:p text:style-name="P10">Sommaire</text:p>
      <text:p text:style-name="P12"><text:span text:style-name="T1"/></text:p>
      <text:p text:style-name="Text_20_body">1.Présentation du Projet</text:p>
      <text:p text:style-name="Text_20_body"><text:tab/>1.1. Contexte</text:p>
      <text:p text:style-name="Text_20_body"><text:tab/>1.2. Choix des technologies utilisées</text:p>
      <text:p text:style-name="Text_20_body"><text:tab/>1.3. Organisation du temps de travail</text:p>
      <text:p text:style-name="Text_20_body"/>
      <text:p text:style-name="Text_20_body">2. Présentation de l’OCR</text:p>
      <text:p text:style-name="Text_20_body"><text:tab/>2.1. Principe de l’OCR</text:p>
      <text:p text:style-name="Text_20_body"><text:tab/>2.2. Méthode et Fonctionnement général</text:p>
      <text:p text:style-name="Text_20_body"><text:tab/>2.3 Limite de L’OCR</text:p>
      <text:p text:style-name="Text_20_body"/>
      <text:p text:style-name="Text_20_body">3. Présentation de Tesseract</text:p>
      <text:p text:style-name="Text_20_body"><text:tab/>3.1. Histoire rapide de tesseract</text:p>
      <text:p text:style-name="Text_20_body"><text:tab/>3.2. Fonctionnement de Tesseract et librairie PyTesseract</text:p>
      <text:p text:style-name="Text_20_body"><text:tab/>3.3 Limites Tesseract</text:p>
      <text:p text:style-name="Text_20_body"/>
      <text:p text:style-name="Text_20_body">4. Présentation de l’application</text:p>
      <text:p text:style-name="Text_20_body"><text:tab/>4.1. But de l’application</text:p>
      <text:p text:style-name="Text_20_body"><text:tab/>4.2. Architecture de l’application</text:p>
      <text:p text:style-name="Text_20_body"><text:tab/>4.3 Fonctionnement des différentes pages</text:p>
      <text:p text:style-name="Text_20_body"><text:tab/><text:tab/>- Page 1 : Acceuill</text:p>
      <text:p text:style-name="Text_20_body"><text:tab/><text:tab/>- Page 2 : Scanner</text:p>
      <text:p text:style-name="Text_20_body"><text:tab/><text:tab/>- Page 3 : Historique</text:p>
      <text:p text:style-name="Text_20_body"><text:tab/><text:tab/>- Page 4 : Monitoring</text:p>
      <text:p text:style-name="Text_20_body"><text:tab/>4.4 Inscription/Connexion</text:p>
      <text:h text:style-name="P1" text:outline-level="1"><text:soft-page-break/>Rapport Technique : Optical Character Recognition (OCR) et Tesseract</text:h>
      <text:h text:style-name="P2" text:outline-level="2">1. Présentation du Projet</text:h>
      <text:h text:style-name="P4" text:outline-level="3">1.1. Contexte</text:h>
      <text:p text:style-name="P29">Le domaine de la reconnaissance optique de caractères (OCR) représente un enjeu technologique majeur dans la transformation numérique des entreprises et des organisations. Avec l'augmentation exponentielle des documents numériques et numérisés, la capacité de convertir des images contenant du texte en données textuelles exploitables devient cruciale dans de nombreux secteurs.</text:p>
      <text:p text:style-name="P29">L'émergence de technologies de traitement d'image de plus en plus performantes permet aujourd'hui de relever des défis complexes liés à l'extraction et à la reconnaissance de textes issus de sources variées : documents administratifs, factures, livres numérisés, captures d'écran, photographies, etc.</text:p>
      <text:h text:style-name="P4" text:outline-level="3">1.2. Choix des Technologies Utilisées</text:h>
      <text:p text:style-name="P29">Dans le cadre de ce projet, nous avons opté pour une approche technologique reposant principalement sur :</text:p>
      <text:list text:style-name="L1">
        <text:list-item>
          <text:p text:style-name="P14"><text:span text:style-name="Strong_20_Emphasis"><text:span text:style-name="T1">Tesseract OCR</text:span></text:span><text:span text:style-name="T1"> : Une solution open-source réputée pour ses capacités de reconnaissance de texte </text:span></text:p>
        </text:list-item>
        <text:list-item>
          <text:p text:style-name="P14"><text:span text:style-name="Strong_20_Emphasis"><text:span text:style-name="T1">Python</text:span></text:span><text:span text:style-name="T1"> : Langage de programmation offrant une grande flexibilité et de nombreuses bibliothèques de traitement d'image </text:span></text:p>
        </text:list-item>
        <text:list-item>
          <text:p text:style-name="P14"><text:span text:style-name="Strong_20_Emphasis"><text:span text:style-name="T1">PyTesseract</text:span></text:span><text:span text:style-name="T1"> : Interface Python permettant d'interagir simplement avec le moteur Tesseract </text:span></text:p>
        </text:list-item>
        <text:list-item>
          <text:p text:style-name="P13"><text:span text:style-name="Strong_20_Emphasis"><text:span text:style-name="T1">OpenCV</text:span></text:span><text:span text:style-name="T1"> : Bibliothèque de traitement d'image pour le prétraitement des documents </text:span></text:p>
        </text:list-item>
      </text:list>
      <text:p text:style-name="P29">Ces technologies ont été sélectionnées pour leur complémentarité, leur performance et leur accessibilité.</text:p>
      <text:h text:style-name="P4" text:outline-level="3">1.3. Organisation du Temps de Travail</text:h>
      <text:p text:style-name="P29">Notre approche méthodologique s'articule autour de plusieurs phases clés :</text:p>
      <text:list text:style-name="L2">
        <text:list-item>
          <text:p text:style-name="P16"><text:span text:style-name="Strong_20_Emphasis"><text:span text:style-name="T1">Recherche et documentation</text:span></text:span><text:span text:style-name="T1"> : Étude approfondie des technologies OCR </text:span></text:p>
        </text:list-item>
        <text:list-item>
          <text:p text:style-name="P16"><text:span text:style-name="Strong_20_Emphasis"><text:span text:style-name="T1">Expérimentation</text:span></text:span><text:span text:style-name="T1"> : Tests et évaluations des performances de Tesseract </text:span></text:p>
        </text:list-item>
        <text:list-item>
          <text:p text:style-name="P16"><text:span text:style-name="Strong_20_Emphasis"><text:span text:style-name="T1">Développement</text:span></text:span><text:span text:style-name="T1"> : Implémentation de solutions de reconnaissance de texte </text:span></text:p>
        </text:list-item>
        <text:list-item>
          <text:p text:style-name="P15"><text:span text:style-name="Strong_20_Emphasis"><text:span text:style-name="T1">Optimisation</text:span></text:span><text:span text:style-name="T1"> : Amélioration continue des algorithmes de traitement </text:span></text:p>
        </text:list-item>
      </text:list>
      <text:h text:style-name="P2" text:outline-level="2">2. Présentation de l'OCR</text:h>
      <text:h text:style-name="P4" text:outline-level="3">2.1. Principe de l'OCR</text:h>
      <text:p text:style-name="P29">L'Optical Character Recognition (OCR) est une technologie permettant de convertir différents types de documents (images scannées, documents PDF, photos) en données textuelles modifiables et exploitables. Le processus général comprend plusieurs étapes :</text:p>
      <text:list text:style-name="L3">
        <text:list-item>
          <text:p text:style-name="P18"><text:span text:style-name="Strong_20_Emphasis"><text:span text:style-name="T1">Acquisition de l'image</text:span></text:span><text:span text:style-name="T1"> </text:span></text:p>
        </text:list-item>
        <text:list-item>
          <text:p text:style-name="P18"><text:soft-page-break/><text:span text:style-name="Strong_20_Emphasis"><text:span text:style-name="T1">Prétraitement</text:span></text:span><text:span text:style-name="T1"> : Nettoyage, binarisation, redressement </text:span></text:p>
        </text:list-item>
        <text:list-item>
          <text:p text:style-name="P18"><text:span text:style-name="Strong_20_Emphasis"><text:span text:style-name="T1">Segmentation</text:span></text:span><text:span text:style-name="T1"> : Identification des zones de texte </text:span></text:p>
        </text:list-item>
        <text:list-item>
          <text:p text:style-name="P18"><text:span text:style-name="Strong_20_Emphasis"><text:span text:style-name="T1">Reconnaissance des caractères</text:span></text:span><text:span text:style-name="T1"> </text:span></text:p>
        </text:list-item>
        <text:list-item>
          <text:p text:style-name="P17"><text:span text:style-name="Strong_20_Emphasis"><text:span text:style-name="T1">Post-traitement</text:span></text:span><text:span text:style-name="T1"> : Correction et validation </text:span></text:p>
        </text:list-item>
      </text:list>
      <text:h text:style-name="P4" text:outline-level="3">2.2. Méthode et Fonctionnement Général</text:h>
      <text:p text:style-name="P29">Le fonctionnement d'un système OCR repose sur des algorithmes complexes de traitement d'image et de reconnaissance de formes :</text:p>
      <text:list text:style-name="L4">
        <text:list-item>
          <text:p text:style-name="P20"><text:span text:style-name="Strong_20_Emphasis"><text:span text:style-name="T1">Analyse des pixels</text:span></text:span><text:span text:style-name="T1"> : Détection des contours et formes de caractères </text:span></text:p>
        </text:list-item>
        <text:list-item>
          <text:p text:style-name="P20"><text:span text:style-name="Strong_20_Emphasis"><text:span text:style-name="T1">Reconnaissance par apprentissage</text:span></text:span><text:span text:style-name="T1"> : Utilisation de modèles de machine learning </text:span></text:p>
        </text:list-item>
        <text:list-item>
          <text:p text:style-name="P20"><text:span text:style-name="Strong_20_Emphasis"><text:span text:style-name="T1">Comparaison avec des bibliothèques de caractères</text:span></text:span><text:span text:style-name="T1"> : Identification précise des symboles </text:span></text:p>
        </text:list-item>
        <text:list-item>
          <text:p text:style-name="P19"><text:span text:style-name="Strong_20_Emphasis"><text:span text:style-name="T1">Reconstruction textuelle</text:span></text:span><text:span text:style-name="T1"> : Assemblage des caractères reconnus </text:span></text:p>
        </text:list-item>
      </text:list>
      <text:h text:style-name="P4" text:outline-level="3">2.3. Limites de l'OCR</text:h>
      <text:p text:style-name="P29">Malgré ses avancées significatives, l'OCR présente encore plusieurs défis :</text:p>
      <text:list text:style-name="L5">
        <text:list-item>
          <text:p text:style-name="P22">Qualité variable selon les sources de documents </text:p>
        </text:list-item>
        <text:list-item>
          <text:p text:style-name="P22">Difficultés avec les écritures manuscrites </text:p>
        </text:list-item>
        <text:list-item>
          <text:p text:style-name="P22">Problèmes de reconnaissance sur des documents complexes </text:p>
        </text:list-item>
        <text:list-item>
          <text:p text:style-name="P22">Sensibilité aux variations de mise en page </text:p>
        </text:list-item>
        <text:list-item>
          <text:p text:style-name="P21">Erreurs potentielles de reconnaissance </text:p>
        </text:list-item>
      </text:list>
      <text:h text:style-name="Heading_20_2" text:outline-level="2">3. Présentation de Tesseract</text:h>
      <text:h text:style-name="Heading_20_3" text:outline-level="3">3.1. Histoire Rapide de Tesseract</text:h>
      <text:p text:style-name="Text_20_body">Tesseract est un moteur de reconnaissance optique de caractères open-source initialement développé par Hewlett-Packard dans les années 1980. Racheté par Google en 2006, il est devenu un standard dans le monde de l'OCR.</text:p>
      <text:p text:style-name="Text_20_body">Principales étapes de son évolution :</text:p>
      <text:list text:style-name="L6">
        <text:list-item>
          <text:p text:style-name="P24">1985 : Première version développée par HP </text:p>
        </text:list-item>
        <text:list-item>
          <text:p text:style-name="P24">2006 : Rachat par Google </text:p>
        </text:list-item>
        <text:list-item>
          <text:p text:style-name="P24">2010 : Passage en open-source </text:p>
        </text:list-item>
        <text:list-item>
          <text:p text:style-name="P23">2016 : Intégration de technologies de deep learning </text:p>
        </text:list-item>
      </text:list>
      <text:h text:style-name="Heading_20_3" text:outline-level="3">3.2. Fonctionnement de Tesseract et Librairie PyTesseract</text:h>
      <text:p text:style-name="Text_20_body"><text:span text:style-name="Strong_20_Emphasis">Architecture technique :</text:span></text:p>
      <text:list text:style-name="L7">
        <text:list-item>
          <text:p text:style-name="P26">Moteur de segmentation avancé </text:p>
        </text:list-item>
        <text:list-item>
          <text:p text:style-name="P26">Reconnaissance multi-langues </text:p>
        </text:list-item>
        <text:list-item>
          <text:p text:style-name="P26">Apprentissage par réseaux de neurones </text:p>
        </text:list-item>
        <text:list-item>
          <text:p text:style-name="P25">Interfaces multiples (C++, Python) </text:p>
        </text:list-item>
      </text:list>
      <text:p text:style-name="Text_20_body"><text:span text:style-name="Strong_20_Emphasis"/></text:p>
      <text:p text:style-name="Text_20_body"><text:soft-page-break/><text:span text:style-name="Strong_20_Emphasis">PyTesseract</text:span> offre une intégration simple en Python :</text:p>
      <text:p text:style-name="Preformatted_20_Text"><text:span text:style-name="Source_20_Text"><text:span text:style-name="T2">```</text:span></text:span><text:span text:style-name="Source_20_Text">import pytesseract</text:span></text:p>
      <text:p text:style-name="Preformatted_20_Text"><text:span text:style-name="Source_20_Text">from PIL import Image</text:span></text:p>
      <text:p text:style-name="Preformatted_20_Text"/>
      <text:p text:style-name="Preformatted_20_Text"><text:span text:style-name="Source_20_Text"># Exemple de reconnaissance de texte</text:span></text:p>
      <text:p text:style-name="Preformatted_20_Text"><text:span text:style-name="Source_20_Text">image = Image.open('document.png')</text:span></text:p>
      <text:p text:style-name="Preformatted_20_Text"><text:span text:style-name="Source_20_Text">texte = pytesseract.image_to_string(image)</text:span></text:p>
      <text:p text:style-name="P5"><text:span text:style-name="Source_20_Text">print(texte)</text:span><text:span text:style-name="Source_20_Text"><text:span text:style-name="T2">```</text:span></text:span></text:p>
      <text:h text:style-name="Heading_20_3" text:outline-level="3">3.3. Limites de Tesseract</text:h>
      <text:p text:style-name="Text_20_body">Malgré ses performances, Tesseract présente quelques limitations :</text:p>
      <text:list text:style-name="L8">
        <text:list-item>
          <text:p text:style-name="P28">Performances réduites sur les documents complexes </text:p>
        </text:list-item>
        <text:list-item>
          <text:p text:style-name="P28">Sensibilité à la qualité des images </text:p>
        </text:list-item>
        <text:list-item>
          <text:p text:style-name="P28">Reconnaissance limitée pour certaines écritures </text:p>
        </text:list-item>
        <text:list-item>
          <text:p text:style-name="P27">Nécessité fréquente de prétraitement des images</text:p>
        </text:list-item>
      </text:list>
      <text:p text:style-name="P9"/>
      <text:p text:style-name="P9"/>
      <text:h text:style-name="P3" text:outline-level="2">3. Présentation de <text:span text:style-name="T2">l’application</text:span></text:h>
      <text:p text:style-name="P8"/>
      <text:p text:style-name="P8"/>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6T09:18:48.962000000</meta:creation-date>
    <dc:date>2025-03-26T09:56:52.803000000</dc:date>
    <meta:editing-duration>PT7M</meta:editing-duration>
    <meta:editing-cycles>1</meta:editing-cycles>
    <meta:document-statistic meta:table-count="0" meta:image-count="0" meta:object-count="0" meta:page-count="4" meta:paragraph-count="91" meta:word-count="707" meta:character-count="4962" meta:non-whitespace-character-count="4324"/>
    <meta:generator>LibreOffice/24.2.2.2$Windows_X86_64 LibreOffice_project/d56cc158d8a96260b836f100ef4b4ef25d6f1a01</meta:generator>
  </office:meta>
</office:document-meta>
</file>